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tima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Optima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Optima" fo:font-size="16pt" style:font-size-asian="16pt" style:font-size-complex="16pt"/>
    </style:style>
    <style:style style:name="P4" style:family="paragraph" style:parent-style-name="Standard" style:master-page-name="Landscape">
      <style:paragraph-properties fo:text-align="center" style:justify-single-word="false" style:page-number="auto"/>
      <style:text-properties style:font-name="Optima" fo:font-size="96pt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GHTY <text:s/>LI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D</meta:initial-creator>
    <meta:creation-date>2013-04-05T10:56:37</meta:creation-date>
    <meta:printed-by>L D</meta:printed-by>
    <meta:print-date>2013-04-05T15:27:58</meta:print-date>
    <dc:date>2013-04-05T17:36:16</dc:date>
    <dc:creator>L D</dc:creator>
    <meta:editing-duration>PT2H32M26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2" meta:character-count="11"/>
  </office:meta>
</office:document-meta>
</file>